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ef5c" officeooo:paragraph-rsid="0013ef5c"/>
    </style:style>
    <style:style style:name="P2" style:family="paragraph" style:parent-style-name="Standard">
      <style:text-properties officeooo:rsid="00145145" officeooo:paragraph-rsid="00145145"/>
    </style:style>
    <style:style style:name="P3" style:family="paragraph" style:parent-style-name="Standard">
      <style:text-properties officeooo:rsid="0019024f" officeooo:paragraph-rsid="0019024f"/>
    </style:style>
    <style:style style:name="P4" style:family="paragraph" style:parent-style-name="Standard">
      <style:text-properties officeooo:rsid="001ae6c2" officeooo:paragraph-rsid="001ae6c2"/>
    </style:style>
    <style:style style:name="P5" style:family="paragraph" style:parent-style-name="Table_20_Contents">
      <style:text-properties officeooo:rsid="00161d44" officeooo:paragraph-rsid="00161d44"/>
    </style:style>
    <style:style style:name="P6" style:family="paragraph" style:parent-style-name="Table_20_Contents">
      <style:text-properties officeooo:rsid="0017ab6a" officeooo:paragraph-rsid="0017ab6a"/>
    </style:style>
    <style:style style:name="T1" style:family="text">
      <style:text-properties officeooo:rsid="00150cd4"/>
    </style:style>
    <style:style style:name="T2" style:family="text">
      <style:text-properties officeooo:rsid="00157154"/>
    </style:style>
    <style:style style:name="T3" style:family="text">
      <style:text-properties officeooo:rsid="00161d44"/>
    </style:style>
    <style:style style:name="T4" style:family="text">
      <style:text-properties officeooo:rsid="001be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HP T1</text:p>
      <text:p text:style-name="P1">Economia → resuelve escasez de recursos → consumidores</text:p>
      <text:p text:style-name="P1">Tarea economica: analisis de lo que debe ser</text:p>
      <text:p text:style-name="P1">Tarea politica: analisis de lo que puede ser</text:p>
      <text:p text:style-name="P1"/>
      <text:p text:style-name="P1">Capitalismo:</text:p>
      <text:p text:style-name="P1">Que producir? → demanda → mercado</text:p>
      <text:p text:style-name="P1">Cuanto producir? → rentabilidad</text:p>
      <text:p text:style-name="P1">Como producir? → tecnología</text:p>
      <text:p text:style-name="P1">Para quien? → distribucion de la riqueza</text:p>
      <text:p text:style-name="P1"/>
      <text:p text:style-name="P2">Historia</text:p>
      <text:p text:style-name="P1">Feudalismo: Empresa primitiva</text:p>
      <text:p text:style-name="P1">Mercantilismo: Empresa comercial</text:p>
      <text:p text:style-name="P1">Capitalismo industrial: Empresa industrial</text:p>
      <text:p text:style-name="P1">Capitalismo financiero: Empresa como organización</text:p>
      <text:p text:style-name="P1">Nueva economía: Empresa virtual</text:p>
      <text:p text:style-name="P1"/>
      <text:p text:style-name="P2">Revoluciones</text:p>
      <text:p text:style-name="P1">Era agricola</text:p>
      <text:p text:style-name="P1"><text:tab/>Tierra</text:p>
      <text:p text:style-name="P1"><text:tab/>Trabajo</text:p>
      <text:p text:style-name="P1">Era industrial</text:p>
      <text:p text:style-name="P1"><text:tab/>Tierra</text:p>
      <text:p text:style-name="P1"><text:tab/>Capital</text:p>
      <text:p text:style-name="P1">Era del conocimiento</text:p>
      <text:p text:style-name="P1"><text:tab/>Conocimiento</text:p>
      <text:p text:style-name="P1"><text:tab/>Capital</text:p>
      <text:p text:style-name="P2"/>
      <text:p text:style-name="P2">Funciones de la empresa</text:p>
      <text:p text:style-name="P1"><text:tab/>Organiza, coordina y dirige el proceso productivo </text:p>
      <text:p text:style-name="P1"><text:tab/>Anticipa el producto nacional, generando las rentas monetarias</text:p>
      <text:p text:style-name="P1"><text:tab/>Reduce los costes de mercado (contratos e información)</text:p>
      <text:p text:style-name="P1"><text:tab/>Asume el riesgo inherente a la actividad económica</text:p>
      <text:p text:style-name="P1"><text:tab/>Desarrolla el sistema económico creando riqueza y empleo</text:p>
      <text:p text:style-name="P1"/>
      <text:p text:style-name="P2">Empresa como sistema complejo</text:p>
      <text:p text:style-name="P2"><text:tab/>Sistema técnico → procesos, tecnologías y métodos</text:p>
      <text:p text:style-name="P2"><text:tab/>Sistema social → personas</text:p>
      <text:p text:style-name="P2"><text:tab/>Sistema abierto → interactuá con el mundo</text:p>
      <text:p text:style-name="P2"/>
      <text:p text:style-name="P2">Tipologías</text:p>
      <text:p text:style-name="P2"><text:tab/>Actividad económica: Sector: primario, secundario, terciario</text:p>
      <text:p text:style-name="P2"><text:tab/>Tamaño: Micro, pequeña, mediana, grande; <text:span text:style-name="T1">empleados: 10, 50, 250; volumen 2, 10, 50M</text:span></text:p>
      <text:p text:style-name="P2"><text:tab/><text:span text:style-name="T1">Titularidad: privada, publica {colectiva, servicio publico}, mixta</text:span></text:p>
      <text:p text:style-name="P2"><text:tab/><text:span text:style-name="T1">Forma jurídica: Empresario individual, comunidades, sociedades {</text:span><text:span text:style-name="T2">Personalistas, capitalistas {</text:span><text:span text:style-name="T1">SL, SA</text:span><text:span text:style-name="T2">}</text:span><text:span text:style-name="T1">}</text:span>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5">Forma</text:p>
          </table:table-cell>
          <table:table-cell table:style-name="Table1.A1" office:value-type="string">
            <text:p text:style-name="P5">Socios</text:p>
          </table:table-cell>
          <table:table-cell table:style-name="Table1.A1" office:value-type="string">
            <text:p text:style-name="P5">Capital</text:p>
          </table:table-cell>
          <table:table-cell table:style-name="Table1.A1" office:value-type="string">
            <text:p text:style-name="P5">Resposabilidad</text:p>
          </table:table-cell>
          <table:table-cell table:style-name="Table1.E1" office:value-type="string">
            <text:p text:style-name="P5">Fiscalidad</text:p>
          </table:table-cell>
        </table:table-row>
        <table:table-row>
          <table:table-cell table:style-name="Table1.A2" office:value-type="string">
            <text:p text:style-name="P5">Empresario ind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No minimo</text:p>
          </table:table-cell>
          <table:table-cell table:style-name="Table1.A2" office:value-type="string">
            <text:p text:style-name="P5">Ilimitada</text:p>
          </table:table-cell>
          <table:table-cell table:style-name="Table1.E2" office:value-type="string">
            <text:p text:style-name="P5">IRPF</text:p>
          </table:table-cell>
        </table:table-row>
        <table:table-row>
          <table:table-cell table:style-name="Table1.A2" office:value-type="string">
            <text:p text:style-name="P5">Comunidad</text:p>
          </table:table-cell>
          <table:table-cell table:style-name="Table1.A2" office:value-type="string">
            <text:p text:style-name="Table_20_Contents">&gt;<text:span text:style-name="T3">1</text:span></text:p>
          </table:table-cell>
          <table:table-cell table:style-name="Table1.A2" office:value-type="string">
            <text:p text:style-name="P5">No minimo</text:p>
          </table:table-cell>
          <table:table-cell table:style-name="Table1.A2" office:value-type="string">
            <text:p text:style-name="P5">Ilimitada</text:p>
          </table:table-cell>
          <table:table-cell table:style-name="Table1.E2" office:value-type="string">
            <text:p text:style-name="P5">IRPF</text:p>
          </table:table-cell>
        </table:table-row>
        <table:table-row>
          <table:table-cell table:style-name="Table1.A2" office:value-type="string">
            <text:p text:style-name="P5">Sociedad R. Lim</text:p>
          </table:table-cell>
          <table:table-cell table:style-name="Table1.A2" office:value-type="string">
            <text:p text:style-name="Table_20_Contents">&gt;<text:span text:style-name="T3">0</text:span></text:p>
          </table:table-cell>
          <table:table-cell table:style-name="Table1.A2" office:value-type="string">
            <text:p text:style-name="P5">3005€</text:p>
          </table:table-cell>
          <table:table-cell table:style-name="Table1.A2" office:value-type="string">
            <text:p text:style-name="P5">Limitada a capital</text:p>
          </table:table-cell>
          <table:table-cell table:style-name="Table1.E2" office:value-type="string">
            <text:p text:style-name="P5">Imp. Sociedades</text:p>
          </table:table-cell>
        </table:table-row>
        <table:table-row>
          <table:table-cell table:style-name="Table1.A2" office:value-type="string">
            <text:p text:style-name="P5">Sociedad Anonima</text:p>
          </table:table-cell>
          <table:table-cell table:style-name="Table1.A2" office:value-type="string">
            <text:p text:style-name="Table_20_Contents">&gt;<text:span text:style-name="T3">0</text:span></text:p>
          </table:table-cell>
          <table:table-cell table:style-name="Table1.A2" office:value-type="string">
            <text:p text:style-name="P5">60000€</text:p>
          </table:table-cell>
          <table:table-cell table:style-name="Table1.A2" office:value-type="string">
            <text:p text:style-name="P5">Limitada a capital</text:p>
          </table:table-cell>
          <table:table-cell table:style-name="Table1.E2" office:value-type="string">
            <text:p text:style-name="P6">Imp. Sociedades</text:p>
          </table:table-cell>
        </table:table-row>
      </table:table>
      <text:p text:style-name="P2"/>
      <text:p text:style-name="P3">Tramites</text:p>
      <text:p text:style-name="P3"><text:tab/>según aplique</text:p>
      <text:p text:style-name="P3"><text:tab/><text:tab/>Registro mercantil</text:p>
      <text:p text:style-name="P3"><text:tab/><text:tab/>Agencia tributaria</text:p>
      <text:p text:style-name="P3"><text:tab/><text:tab/>Tesorería de la Seguridad Social</text:p>
      <text:p text:style-name="P3"><text:tab/><text:tab/>Seguridad Social</text:p>
      <text:p text:style-name="P3"><text:tab/><text:tab/>Consejerías de trabajo</text:p>
      <text:p text:style-name="P3"><text:tab/><text:tab/>Libro de Visitas</text:p>
      <text:p text:style-name="P3"/>
      <text:p text:style-name="P3"/>
      <text:p text:style-name="P3"/>
      <text:p text:style-name="P3"/>
      <text:p text:style-name="P4">T2</text:p>
      <text:p text:style-name="P4">Eficiencia: Rapidez y gestión de recursos</text:p>
      <text:p text:style-name="P4">Eficacia: conseguir objetivos</text:p>
      <text:p text:style-name="P4"/>
      <text:p text:style-name="P4">Proceso científico: lenguaje aceptado, método científico</text:p>
      <text:p text:style-name="P4"/>
      <text:p text:style-name="P4">Enfoques parciales</text:p>
      <text:p text:style-name="P4"><text:tab/>Clásicas</text:p>
      <text:p text:style-name="P4"><text:tab/><text:tab/>Taylor administración científica</text:p>
      <text:p text:style-name="P4"><text:tab/><text:tab/><text:tab/>Mejora eficiencia, mas salario</text:p>
      <text:p text:style-name="P4"><text:tab/><text:tab/><text:tab/>Mediante ciencia, planes, selección operarios</text:p>
      <text:p text:style-name="P4"><text:tab/><text:tab/><text:tab/>Contribuciones: Produccion en cadena; tecnicas;</text:p>
      <text:p text:style-name="P4"><text:tab/><text:tab/><text:tab/>Limitaciones: Interes; Explotacion; Enfrentamiento</text:p>
      <text:p text:style-name="P4"><text:tab/><text:tab/><text:span text:style-name="T4">Fayol administración general</text:span></text:p>
      <text:p text:style-name="P4"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46:58.942317704</meta:creation-date>
    <dc:date>2023-10-18T14:27:34.120466383</dc:date>
    <meta:editing-duration>PT3H40M31S</meta:editing-duration>
    <meta:editing-cycles>10</meta:editing-cycles>
    <meta:generator>LibreOffice/7.4.7.2$Linux_X86_64 LibreOffice_project/40$Build-2</meta:generator>
    <meta:document-statistic meta:table-count="1" meta:image-count="0" meta:object-count="0" meta:page-count="2" meta:paragraph-count="86" meta:word-count="284" meta:character-count="2149" meta:non-whitespace-character-count="1898"/>
  </office:meta>
</office:document-meta>
</file>